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c98de" officeooo:paragraph-rsid="000c98de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0e56ca" officeooo:paragraph-rsid="000e56ca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258ca5" officeooo:paragraph-rsid="00258ca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9b9d8" officeooo:paragraph-rsid="0019b9d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21641e" officeooo:paragraph-rsid="0021641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style:text-underline-style="none" fo:font-weight="normal" officeooo:rsid="000c98de" officeooo:paragraph-rsid="000c98d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0e56ca" officeooo:paragraph-rsid="000e56c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0ff5a7" officeooo:paragraph-rsid="000ff5a7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0a03a" officeooo:paragraph-rsid="0010a03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17528" officeooo:paragraph-rsid="0011752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1ce5d" officeooo:paragraph-rsid="0011ce5d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4b01b" officeooo:paragraph-rsid="0014b0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698ea" officeooo:paragraph-rsid="001698ea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79b0f" officeooo:paragraph-rsid="00179b0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9b9d8" officeooo:paragraph-rsid="0019b9d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f90f0" officeooo:paragraph-rsid="001f90f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21641e" officeooo:paragraph-rsid="0021641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2aba3" officeooo:paragraph-rsid="0022aba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31882" officeooo:paragraph-rsid="00231882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4fcb9" officeooo:paragraph-rsid="0024fcb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258ca5" officeooo:paragraph-rsid="00258ca5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2aaa4a" officeooo:paragraph-rsid="002aaa4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2ca029" officeooo:paragraph-rsid="002ca029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2d506c" officeooo:paragraph-rsid="002d506c" style:font-size-asian="10.5pt" style:font-weight-asian="normal" style:font-size-complex="12pt" style:font-weight-complex="normal"/>
    </style:style>
    <style:style style:name="T1" style:family="text">
      <style:text-properties officeooo:rsid="001342e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officeooo:rsid="001b9118"/>
    </style:style>
    <style:style style:name="T5" style:family="text">
      <style:text-properties officeooo:rsid="002300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o</text:p>
      <text:p text:style-name="P1"/>
      <text:p text:style-name="P6">Arreglamos MinDato</text:p>
      <text:p text:style-name="P6">Arreglamos MenorOIgual</text:p>
      <text:p text:style-name="P6"/>
      <text:p text:style-name="P6"/>
      <text:p text:style-name="P2">Registro</text:p>
      <text:p text:style-name="P7"/>
      <text:p text:style-name="P7">No tenemos tipo Campo, cada vez que hay un campo, nosotros tenemos un String.</text:p>
      <text:p text:style-name="P7"/>
      <text:p text:style-name="P8">En nuestro índiceN las claves son Nat en vez de Datos, tiene sentido.</text:p>
      <text:p text:style-name="P8"/>
      <text:p text:style-name="P8">En nuestro indiceS las claves son Strings en vez de Datos, tiene sentido.</text:p>
      <text:p text:style-name="P8"/>
      <text:p text:style-name="P9">La tupla es una struct.</text:p>
      <text:p text:style-name="P9"/>
      <text:p text:style-name="P14">CoincideAlguno y CoincidenTodos recorrían el registro en vez del conjunto de campos, las arreglamos.</text:p>
      <text:p text:style-name="P9"/>
      <text:p text:style-name="P9"/>
      <text:p text:style-name="P3">Tabla</text:p>
      <text:p text:style-name="P24"/>
      <text:p text:style-name="P24">Agregamos la función DameNombre.</text:p>
      <text:p text:style-name="P21"/>
      <text:p text:style-name="P21">Agregamos la función columnas.</text:p>
      <text:p text:style-name="P21"/>
      <text:p text:style-name="P22">Cambiamos la funcion TipoCampo por una implementacion mas simple.</text:p>
      <text:p text:style-name="P22"/>
      <text:p text:style-name="P23">Agregamos las funciones DameIndiceNat y DameIndiceString ya que para devolver esos campos utilizabamos nuestra función Indices que hacía una copia y no devolvía por referencia. Ahora devuelven el campo guardado en la estructura.</text:p>
      <text:p text:style-name="P9"/>
      <text:p text:style-name="P10"><text:span text:style-name="T3">B</text:span><text:span text:style-name="T2">ase de Datos</text:span></text:p>
      <text:p text:style-name="P10"/>
      <text:p text:style-name="P10">tablas ahora es una lista</text:p>
      <text:p text:style-name="P11">TporNombre ahora tiene iteradores a listas <text:span text:style-name="T1">como significado</text:span></text:p>
      <text:p text:style-name="P12">TablaMax es un iterador a lista de tabla</text:p>
      <text:p text:style-name="P12"/>
      <text:p text:style-name="P13">tupla es una struct</text:p>
      <text:p text:style-name="P13"/>
      <text:p text:style-name="P14">VistaJoin pequeño cambio que no sabemos si era un error o no.</text:p>
      <text:p text:style-name="P14"/>
      <text:p text:style-name="P14"/>
      <text:p text:style-name="P14"/>
      <text:p text:style-name="P4">DiccLog</text:p>
      <text:p text:style-name="P15"/>
      <text:p text:style-name="P15">Agregamos en la estructura del Iterador un puntero al diccionario porque queremos que <text:span text:style-name="T4">el iterador conozca la representación interna del diccionario. Todo iterador tiene que tener una referencia a lo que estás creando, te permite crear cosas vacías... etc</text:span></text:p>
      <text:p text:style-name="P15"/>
      <text:p text:style-name="P16"><text:soft-page-break/>EliminarRaiz: Le agregamos el caso en el que la raíz no tiene hijos y cuando su hijo derecho tiene ambos hijos (no los contemplamos en el diseño)</text:p>
      <text:p text:style-name="P16"/>
      <text:p text:style-name="P16"/>
      <text:p text:style-name="P5">DiccString</text:p>
      <text:p text:style-name="P17"/>
      <text:p text:style-name="P17">Agregamos lo mismo que en el DiccLog dado que perdíamos referencia al árbol.</text:p>
      <text:p text:style-name="P17"/>
      <text:p text:style-name="P18">Desapareció la función Significado ya que era igual que obtener solo que con un pequeño error <text:span text:style-name="T5">(poníamos SiguienteClave, fue un error de copy-paste)</text:span></text:p>
      <text:p text:style-name="P18"/>
      <text:p text:style-name="P19">Buscar está solo en nuestra interfaz del TP2</text:p>
      <text:p text:style-name="P19"/>
      <text:p text:style-name="P20">En el AgregarComoSiguiente nos había faltado un caso (el de definir la raíz), lo agregamo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5:21:52.063110505</meta:creation-date>
    <dc:date>2016-07-11T14:03:23.832959553</dc:date>
    <meta:editing-duration>PT1H8M32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283" meta:character-count="1745" meta:non-whitespace-character-count="1490"/>
  </office:meta>
</office:document-meta>
</file>